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3" style:display-name="1._Migratie_voorbereiden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24.59cm" fo:margin-left="0.512cm" table:align="left" style:writing-mode="lr-tb"/>
    </style:style>
    <style:style style:name="Tabel3.A" style:family="table-column">
      <style:table-column-properties style:column-width="13.483cm"/>
    </style:style>
    <style:style style:name="Tabel3.B" style:family="table-column">
      <style:table-column-properties style:column-width="11.107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4.59cm" fo:margin-left="0.512cm" table:align="left" style:writing-mode="lr-tb"/>
    </style:style>
    <style:style style:name="Tabel4.A" style:family="table-column">
      <style:table-column-properties style:column-width="13.483cm"/>
    </style:style>
    <style:style style:name="Tabel4.B" style:family="table-column">
      <style:table-column-properties style:column-width="11.10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0ec6511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8eb87e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907f3c" officeooo:paragraph-rsid="02907f3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1b63ad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86637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officeooo:paragraph-rsid="02576086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86637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7fd60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style:paragraph-properties fo:break-before="page"/>
      <style:text-properties officeooo:paragraph-rsid="026ef228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5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6" style:family="paragraph" style:parent-style-name="Table_20_Contents">
      <style:text-properties officeooo:rsid="025cf310" officeooo:paragraph-rsid="026ef228"/>
    </style:style>
    <style:style style:name="P27" style:family="paragraph" style:parent-style-name="Table_20_Contents">
      <style:text-properties officeooo:rsid="025cf310" officeooo:paragraph-rsid="0278bc49"/>
    </style:style>
    <style:style style:name="P28" style:family="paragraph" style:parent-style-name="Table_20_Contents">
      <style:text-properties officeooo:rsid="025cf310" officeooo:paragraph-rsid="0286637d"/>
    </style:style>
    <style:style style:name="P29" style:family="paragraph" style:parent-style-name="Table_20_Contents">
      <style:text-properties officeooo:rsid="025cf310" officeooo:paragraph-rsid="0278493f"/>
    </style:style>
    <style:style style:name="P30" style:family="paragraph" style:parent-style-name="Table_20_Contents">
      <style:text-properties officeooo:rsid="025cf310" officeooo:paragraph-rsid="027736e7"/>
    </style:style>
    <style:style style:name="P31" style:family="paragraph" style:parent-style-name="Standard">
      <style:text-properties officeooo:paragraph-rsid="026ef228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33" style:family="paragraph" style:parent-style-name="Table_20_Contents">
      <style:text-properties officeooo:rsid="025cf310" officeooo:paragraph-rsid="029a865b"/>
    </style:style>
    <style:style style:name="P34" style:family="paragraph" style:parent-style-name="Table_20_Contents">
      <style:text-properties officeooo:rsid="025cf310" officeooo:paragraph-rsid="029c8630"/>
    </style:style>
    <style:style style:name="P35" style:family="paragraph" style:parent-style-name="Table_20_Contents">
      <style:text-properties officeooo:rsid="025cf310" officeooo:paragraph-rsid="027a6068"/>
    </style:style>
    <style:style style:name="P36" style:family="paragraph" style:parent-style-name="Standard" style:list-style-name="L1">
      <style:text-properties officeooo:paragraph-rsid="01fe3c46"/>
    </style:style>
    <style:style style:name="P37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Footnote">
      <style:text-properties officeooo:paragraph-rsid="02060474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3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7" style:family="paragraph" style:parent-style-name="Footnote">
      <style:text-properties officeooo:rsid="0268f29a" officeooo:paragraph-rsid="027028eb"/>
    </style:style>
    <style:style style:name="P4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52" style:family="paragraph" style:parent-style-name="Standard" style:list-style-name="L2">
      <style:text-properties officeooo:paragraph-rsid="01d1c20a"/>
    </style:style>
    <style:style style:name="P53" style:family="paragraph" style:parent-style-name="Standard">
      <style:text-properties officeooo:paragraph-rsid="0103e699"/>
    </style:style>
    <style:style style:name="P5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3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5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7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0" style:family="text">
      <style:text-properties officeooo:rsid="007505e5"/>
    </style:style>
    <style:style style:name="T11" style:family="text">
      <style:text-properties officeooo:rsid="0013aa8e"/>
    </style:style>
    <style:style style:name="T12" style:family="text">
      <style:text-properties officeooo:rsid="007ef2fc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officeooo:rsid="009c12e0" style:font-size-asian="12pt" style:font-size-complex="12pt"/>
    </style:style>
    <style:style style:name="T15" style:family="text">
      <style:text-properties style:font-name="Liberation Sans1" fo:font-size="12pt" officeooo:rsid="009c12e0" style:font-size-asian="12pt" style:font-size-complex="12pt"/>
    </style:style>
    <style:style style:name="T16" style:family="text">
      <style:text-properties style:font-name="Liberation Sans1" fo:font-size="12pt" officeooo:rsid="00178133" style:font-size-asian="12pt" style:font-size-complex="12pt"/>
    </style:style>
    <style:style style:name="T17" style:family="text">
      <style:text-properties style:font-name="Liberation Sans1" fo:font-size="12pt" officeooo:rsid="007ef2fc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90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officeooo:rsid="04473353"/>
    </style:style>
    <style:style style:name="T50" style:family="text">
      <style:text-properties officeooo:rsid="0f95a7a0"/>
    </style:style>
    <style:style style:name="T51" style:family="text">
      <style:text-properties officeooo:rsid="0f8f58bd"/>
    </style:style>
    <style:style style:name="T52" style:family="text">
      <style:text-properties officeooo:rsid="0aace3cd"/>
    </style:style>
    <style:style style:name="T53" style:family="text">
      <style:text-properties style:font-name="Ubuntu" fo:font-size="10pt" style:font-size-asian="10pt" style:font-size-complex="10pt"/>
    </style:style>
    <style:style style:name="T54" style:family="text">
      <style:text-properties style:font-name="Liberation Sans1" fo:font-size="10pt" style:font-size-asian="10pt" style:font-size-complex="10pt"/>
    </style:style>
    <style:style style:name="T55" style:family="text">
      <style:text-properties style:font-name="Liberation Sans1" fo:font-size="10pt" officeooo:rsid="0203f598" style:font-size-asian="10pt" style:font-size-complex="10pt"/>
    </style:style>
    <style:style style:name="T56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7" style:family="text">
      <style:text-properties officeooo:rsid="0203f598"/>
    </style:style>
    <style:style style:name="T5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8e25c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184e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officeooo:rsid="027028eb"/>
    </style:style>
    <style:style style:name="T70" style:family="text">
      <style:text-properties officeooo:rsid="0289b300"/>
    </style:style>
    <style:style style:name="T71" style:family="text">
      <style:text-properties officeooo:rsid="028b5e62"/>
    </style:style>
    <style:style style:name="T72" style:family="text">
      <style:text-properties officeooo:rsid="028d51ca"/>
    </style:style>
    <style:style style:name="T73" style:family="text">
      <style:text-properties officeooo:rsid="025d598d"/>
    </style:style>
    <style:style style:name="T74" style:family="text">
      <style:text-properties fo:font-size="10pt" officeooo:rsid="025d598d" style:font-size-asian="10pt" style:font-size-complex="10pt"/>
    </style:style>
    <style:style style:name="T75" style:family="text">
      <style:text-properties officeooo:rsid="0267de5b"/>
    </style:style>
    <style:style style:name="T76" style:family="text">
      <style:text-properties officeooo:rsid="0286637d"/>
    </style:style>
    <style:style style:name="T77" style:family="text">
      <style:text-properties officeooo:rsid="02747497"/>
    </style:style>
    <style:style style:name="T78" style:family="text">
      <style:text-properties fo:font-size="10pt" officeooo:rsid="027341dd" style:font-size-asian="10pt" style:font-size-complex="10pt"/>
    </style:style>
    <style:style style:name="T79" style:family="text">
      <style:text-properties fo:font-size="10pt" officeooo:rsid="0274939b" style:font-size-asian="10pt" style:font-size-complex="10pt"/>
    </style:style>
    <style:style style:name="T80" style:family="text">
      <style:text-properties officeooo:rsid="0277d415"/>
    </style:style>
    <style:style style:name="T81" style:family="text">
      <style:text-properties fo:font-size="10pt" officeooo:rsid="027bb64c" style:font-size-asian="10pt" style:font-size-complex="10pt"/>
    </style:style>
    <style:style style:name="T82" style:family="text">
      <style:text-properties officeooo:rsid="0272d0c0"/>
    </style:style>
    <style:style style:name="T83" style:family="text">
      <style:text-properties officeooo:rsid="025e46cc"/>
    </style:style>
    <style:style style:name="T84" style:family="text">
      <style:text-properties fo:font-size="10pt" officeooo:rsid="025e46cc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10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officeooo:rsid="02986a98"/>
    </style:style>
    <style:style style:name="T116" style:family="text">
      <style:text-properties officeooo:rsid="02692193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officeooo:rsid="01e96954"/>
    </style:style>
    <style:style style:name="T156" style:family="text">
      <style:text-properties officeooo:rsid="0119bd75"/>
    </style:style>
    <style:style style:name="T157" style:family="text">
      <style:text-properties fo:font-weight="normal" officeooo:rsid="00172dcf" style:font-weight-asian="normal" style:font-weight-complex="normal"/>
    </style:style>
    <style:style style:name="T158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Voorbereiden</text:p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9">☐</text:span></text:span></text:p>
          </table:table-cell>
          <table:table-cell table:style-name="Tabel6.A1" office:value-type="string">
            <text:p text:style-name="P9">Verzame<text:span text:style-name="T10">l</text:span> <text:span text:style-name="T11">computernaam en </text:span>gebruikersnamen, zie pagina <text:span text:style-name="T12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9">☐</text:span></text:span></text:p>
          </table:table-cell>
          <table:table-cell table:style-name="Tabel6.A1" office:value-type="string">
            <text:p text:style-name="P11"><text:span text:style-name="T13">Verzamel </text:span><text:span text:style-name="Emphasis"><text:span text:style-name="T14">per gebruiker</text:span></text:span><text:span text:style-name="T15"> </text:span><text:span text:style-name="T13">E-mailadressen </text:span><text:span text:style-name="T16">en</text:span><text:span text:style-name="T13"> mailserver</text:span><text:span text:style-name="T16">adressen</text:span><text:span text:style-name="T13"> inclusief gebruikersnamen en wachtwoorden, zie pagina </text:span><text:span text:style-name="T17">4</text:span><text:span text:style-name="T13">.</text:span></text:p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/>
          </table:table-cell>
          <table:table-cell table:style-name="_31_._5f_Migratie_5f_voorbereiden.A1" office:value-type="string">
            <text:p text:style-name="P1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8"><text:span text:style-name="Strong_20_Emphasis"><text:span text:style-name="T9">☐</text:span></text:span></text:p>
          </table:table-cell>
          <table:table-cell table:style-name="_31_._5f_Migratie_5f_voorbereiden.A1" office:value-type="string">
            <text:p text:style-name="P13">Op Windows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4"/>
          </table:table-cell>
          <table:table-cell table:style-name="_31_._5f_Migratie_5f_voorbereiden.A1" office:value-type="string">
            <text:p text:style-name="P15">Z<text:span text:style-name="T18">et </text:span><text:span text:style-name="T19">een </text:span><text:span text:style-name="T20">eventuele virusscanner </text:span><text:span text:style-name="T21">uit</text:span><text:span text:style-name="T20">, </text:span><text:span text:style-name="T22">want dat </text:span><text:span text:style-name="T18">vertraagt </text:span><text:span text:style-name="T23">het maken van </text:span><text:span text:style-name="T18">de back-up</text:span><text:span text:style-name="T24">.</text:span>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0"><text:span text:style-name="Strong_20_Emphasis"><text:span text:style-name="T9">☐</text:span></text:span></text:p>
          </table:table-cell>
          <table:table-cell table:style-name="_31_._5f_Migratie_5f_voorbereiden.A1" office:value-type="string">
            <text:p text:style-name="P16"><text:span text:style-name="T25">K</text:span><text:span text:style-name="T26">opi</text:span><text:span text:style-name="T25">eer</text:span><text:span text:style-name="T26"> </text:span><text:span text:style-name="Emphasis"><text:span text:style-name="T27">per gebruiker </text:span></text:span><text:span text:style-name="T28">C:\Gebruikers\&lt;Gebruikersnaam&gt; </text:span><text:span text:style-name="T26">naar een externe harddisk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8"/>
          </table:table-cell>
        </table:table-row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8"><text:span text:style-name="T32">Op Linux en geen BitLocker-stationsversleuteling op Windows!</text:span><text:line-break/><text:span text:style-name="T33">Configuratiescherm &gt; Systeem en beveiliging &gt; BitLocker-stationsversleuteling &gt; "Schijf" &gt; BitLocker uitschakelen</text:span></text:p>
          </table:table-cell>
        </table:table-row>
        <table:table-row table:style-name="Tabel5.1">
          <table:table-cell table:style-name="Tabel5.A1" office:value-type="string">
            <text:p text:style-name="P10"><text:span text:style-name="Strong_20_Emphasis"><text:span text:style-name="T9">☐</text:span></text:span></text:p>
          </table:table-cell>
          <table:table-cell table:style-name="Tabel5.A1" office:value-type="string">
            <text:p text:style-name="P19"><text:span text:style-name="T34">Start de computer op vanaf</text:span><text:span text:style-name="T34"><text:note text:id="ftn1" text:note-class="footnote"><text:note-citation>1</text:note-citation><text:note-body><text:p text:style-name="P20"><text:span text:style-name="T35">B</text:span><text:span text:style-name="T36">ootmenu/</text:span><text:span text:style-name="T35">S</text:span><text:span text:style-name="T36">etup</text:span><text:span text:style-name="T37"> via </text:span><text:span text:style-name="T38">é</text:span><text:span text:style-name="T39">é</text:span><text:span text:style-name="T35">n van d</text:span><text:span text:style-name="T40">e </text:span><text:span text:style-name="T41">v</text:span><text:span text:style-name="T42">eelgebruikte toetsen: </text:span><text:span text:style-name="T43">Esc</text:span><text:span text:style-name="T44">, </text:span><text:span text:style-name="T43">Delete</text:span><text:span text:style-name="T44">, </text:span><text:span text:style-name="T43">F1</text:span><text:span text:style-name="T44">, </text:span><text:span text:style-name="T43">F2</text:span><text:span text:style-name="T44">, </text:span><text:span text:style-name="T43">F9</text:span><text:span text:style-name="T44">, </text:span><text:span text:style-name="T43">F10</text:span><text:span text:style-name="T44">, </text:span><text:span text:style-name="T43">F11</text:span><text:span text:style-name="T44">, or </text:span><text:span text:style-name="T43">F12</text:span></text:p></text:note-body></text:note></text:span><text:span text:style-name="T34"> </text:span><text:span text:style-name="T45">een</text:span><text:span text:style-name="T46"> </text:span><text:span text:style-name="T47">L</text:span><text:span text:style-name="T48">ive</text:span><text:span text:style-name="T48"><text:note text:id="ftn2" text:note-class="footnote"><text:note-citation>2</text:note-citation><text:note-body><text:p text:style-name="P21"><text:span text:style-name="T49">Vanaf ee</text:span>n <text:span text:style-name="T50">L</text:span>ive <text:span text:style-name="T51">USB</text:span><text:span text:style-name="T52">-stick</text:span><text:span text:style-name="T53"> </text:span>kunt <text:span text:style-name="T49">u opstarten en</text:span> <text:span text:style-name="T54">met </text:span><text:span text:style-name="T55">Linux</text:span><text:span text:style-name="Strong_20_Emphasis"><text:span text:style-name="T56"> </text:span></text:span>werken zonder enige bestanden op de harde schijf te wijzigen en maakt ook installatie van <text:span text:style-name="T57">Linux</text:span><text:span text:style-name="T56"> </text:span>mogelijk.</text:p></text:note-body></text:note></text:span><text:span text:style-name="T48"> </text:span><text:span text:style-name="T58">USB</text:span><text:span text:style-name="T59">-stick</text:span><text:span text:style-name="T59"><text:note text:id="ftn3" text:note-class="footnote"><text:note-citation>3</text:note-citation><text:note-body><text:p text:style-name="P22"><text:span text:style-name="T60">Z</text:span><text:span text:style-name="T61">ie Checklist installatie ...</text:span></text:p></text:note-body></text:note></text:span><text:span text:style-name="T46">, </text:span><text:span text:style-name="T62">zoals </text:span><text:span text:style-name="T63">Debian</text:span><text:span text:style-name="T64"> </text:span><text:span text:style-name="T65">of Rocky Linux</text:span><text:span text:style-name="T66"> </text:span><text:span text:style-name="T48">Desktop/</text:span><text:span text:style-name="T67">Workstation</text:span></text:p>
          </table:table-cell>
        </table:table-row>
        <table:table-row table:style-name="Tabel5.4">
          <table:table-cell table:style-name="Tabel5.A1" office:value-type="string">
            <text:p text:style-name="P10"><text:span text:style-name="Strong_20_Emphasis"><text:span text:style-name="T9">☐</text:span></text:span></text:p>
          </table:table-cell>
          <table:table-cell table:style-name="Tabel5.A1" office:value-type="string">
            <text:p text:style-name="P16"><text:span text:style-name="T25">K</text:span><text:span text:style-name="T26">opi</text:span><text:span text:style-name="T25">eer</text:span><text:span text:style-name="T26"> </text:span><text:span text:style-name="Emphasis"><text:span text:style-name="T27">per gebruiker </text:span></text:span><text:span text:style-name="T28">C:\Gebruikers\&lt;Gebruikersnaam&gt; </text:span><text:span text:style-name="T26">naar een externe harddisk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</table:table>
      <text:p text:style-name="P17"><text:span text:style-name="Emphasis"><text:span text:style-name="T68"/></text:span></text:p>
      <text:p text:style-name="P23"><text:tab/></text:p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24">Browser-app migratie <text:span text:style-name="T69">van Windows naar Linux</text:span></text:p>
          </table:table-cell>
          <table:covered-table-cell/>
        </table:table-row>
        <table:table-row>
          <table:table-cell table:style-name="Tabel3.A2" office:value-type="string">
            <text:p text:style-name="P25"><text:span text:style-name="T70">Op </text:span>Windows <text:span text:style-name="T71">in </text:span><text:span text:style-name="T72">gebruik</text:span></text:p>
          </table:table-cell>
          <table:table-cell table:style-name="Tabel3.B2" office:value-type="string">
            <text:p text:style-name="P25">Linux <text:span text:style-name="T70">vervanger</text:span></text:p>
          </table:table-cell>
        </table:table-row>
        <table:table-row>
          <table:table-cell table:style-name="Tabel3.A2" office:value-type="string">
            <text:p text:style-name="P26">Microsoft Edge <text:span text:style-name="T73">(export Favorieten)<text:line-break/></text:span><text:span text:style-name="T74">C:\Gebruikers\&lt;Gebruikersnaam&gt;\AppData\Local\Microsoft\Edge\User Data\Default</text:span></text:p>
          </table:table-cell>
          <table:table-cell table:style-name="Tabel3.B2" office:value-type="string">
            <text:p text:style-name="P27">Microsoft Edge <text:span text:style-name="T73">(import Favorieten)<text:line-break/></text:span><text:span text:style-name="T74">/home/&lt;Gebruikersnaam&gt;/.config/microsoft-edge/</text:span></text:p>
          </table:table-cell>
        </table:table-row>
        <table:table-row>
          <table:table-cell table:style-name="Tabel3.A2" office:value-type="string">
            <text:p text:style-name="P28">Mozilla Firefox <text:span text:style-name="T73">(export </text:span><text:span text:style-name="T75">Bladwijzers</text:span><text:span text:style-name="T73">), </text:span><text:span text:style-name="T76">zie </text:span><text:span text:style-name="User_20_Entry"><text:span text:style-name="T77">about:profiles</text:span></text:span><text:span text:style-name="T77">:</text:span><text:span text:style-name="T73"><text:line-break/></text:span><text:span text:style-name="T78">C:\Gebruikers\</text:span><text:span text:style-name="T74">&lt;Gebruikersnaam&gt;</text:span><text:span text:style-name="T78">\AppData\Roaming\M</text:span><text:span text:style-name="T79">o</text:span><text:span text:style-name="T78">zilla\Firefox\Profiles\</text:span></text:p>
          </table:table-cell>
          <table:table-cell table:style-name="Tabel3.B2" office:value-type="string">
            <text:p text:style-name="P29">Mozilla Firefox <text:span text:style-name="T73">(import </text:span><text:span text:style-name="T75">Bladwijzers</text:span><text:span text:style-name="T73">), </text:span><text:span text:style-name="T76">zie</text:span><text:span text:style-name="T80"> </text:span><text:span text:style-name="User_20_Entry"><text:span text:style-name="T77">about:profiles</text:span></text:span><text:span text:style-name="T77">:</text:span><text:span text:style-name="T73"><text:line-break/></text:span><text:span text:style-name="T74">/home/&lt;Gebruikersnaam&gt;/.mozilla/firefox/</text:span></text:p>
          </table:table-cell>
        </table:table-row>
        <table:table-row>
          <table:table-cell table:style-name="Tabel3.A2" office:value-type="string">
            <text:p text:style-name="P30">Google Chrome <text:span text:style-name="T73">(export </text:span><text:span text:style-name="T75">Bookmarks</text:span><text:span text:style-name="T73">)<text:line-break/></text:span><text:span text:style-name="T74">C:\Gebruikers\&lt;gebruikersnaam&gt;\AppData\Local\Google\Chrome\User Data</text:span><text:span text:style-name="T81">\</text:span></text:p>
          </table:table-cell>
          <table:table-cell table:style-name="Tabel3.B2" office:value-type="string">
            <text:p text:style-name="P30">Google Chrome <text:span text:style-name="T73">(import </text:span><text:span text:style-name="T75">Bookmarks</text:span><text:span text:style-name="T73">)<text:line-break/></text:span><text:span text:style-name="T74">/home/&lt;Gebruikersnaam&gt;/.config/google-chrome/</text:span></text:p>
          </table:table-cell>
        </table:table-row>
      </table:table>
      <text:p text:style-name="P31"/>
      <text:p text:style-name="P31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32">Mail-app migratie <text:span text:style-name="T69">van Windows naar Linux</text:span></text:p>
          </table:table-cell>
          <table:covered-table-cell/>
        </table:table-row>
        <table:table-row>
          <table:table-cell table:style-name="Tabel4.A2" office:value-type="string">
            <text:p text:style-name="P25"><text:span text:style-name="T70">Op </text:span>Windows <text:span text:style-name="T70">in gebruik</text:span></text:p>
          </table:table-cell>
          <table:table-cell table:style-name="Tabel4.B2" office:value-type="string">
            <text:p text:style-name="P25">Linux <text:span text:style-name="T70">vervanger</text:span></text:p>
          </table:table-cell>
        </table:table-row>
        <table:table-row>
          <table:table-cell table:style-name="Tabel4.A2" office:value-type="string">
            <text:p text:style-name="P26">Microsoft Outlook (export PST/OST-<text:span text:style-name="T82">bestand</text:span>)</text:p>
          </table:table-cell>
          <table:table-cell table:style-name="Tabel4.B2" office:value-type="string">
            <text:p text:style-name="P26">Evolution (import PST/OST-<text:span text:style-name="T82">bestand</text:span>)</text:p>
          </table:table-cell>
        </table:table-row>
        <table:table-row>
          <table:table-cell table:style-name="Tabel4.A2" office:value-type="string">
            <text:p text:style-name="P33">Windows Mail (export <text:span text:style-name="T73">e-mails + </text:span><text:span text:style-name="T83">adresboek)<text:line-break/></text:span><text:span text:style-name="T84">C:\</text:span><text:span text:style-name="T78">Gebru</text:span><text:span text:style-name="T84">ikers\</text:span><text:span text:style-name="T74">&lt;Gebruikersnaam&gt;</text:span><text:span text:style-name="T84">\AppData\Local\Comms\Unistore\data</text:span></text:p>
          </table:table-cell>
          <table:table-cell table:style-name="Tabel4.B2" office:value-type="string">
            <text:p text:style-name="P34">Thunderbird (import <text:span text:style-name="T73">e-mails + </text:span><text:span text:style-name="T83">adresboek)<text:line-break/></text:span><text:span text:style-name="T84">/home/</text:span><text:span text:style-name="T74">&lt;Gebruikersnaam&gt;</text:span><text:span text:style-name="T84">/.thunderbird/</text:span></text:p>
          </table:table-cell>
        </table:table-row>
        <table:table-row>
          <table:table-cell table:style-name="Tabel4.A2" office:value-type="string">
            <text:p text:style-name="P35">Thunderbird (export <text:span text:style-name="T73">e-mails + </text:span><text:span text:style-name="T83">adresboek)<text:line-break/></text:span><text:span text:style-name="T84">C:\</text:span><text:span text:style-name="T78">Gebru</text:span><text:span text:style-name="T84">ikers\</text:span><text:span text:style-name="T74">&lt;Gebruikersnaam&gt;</text:span><text:span text:style-name="T84">\AppData\Roaming\Thunderbird\Profiles</text:span></text:p>
          </table:table-cell>
          <table:table-cell table:style-name="Tabel4.B2" office:value-type="string">
            <text:p text:style-name="P35">Thunderbird (import <text:span text:style-name="T73">e-mails + </text:span><text:span text:style-name="T83">adresboek)<text:line-break/></text:span><text:span text:style-name="T84">/home/</text:span><text:span text:style-name="T74">&lt;Gebruikersnaam&gt;</text:span><text:span text:style-name="T84">/.thunderbird/</text:span></text:p>
          </table:table-cell>
        </table:table-row>
        <table:table-row>
          <table:table-cell table:style-name="Tabel4.A2" office:value-type="string">
            <text:p text:style-name="P26">Webmail</text:p>
          </table:table-cell>
          <table:table-cell table:style-name="Tabel4.B2" office:value-type="string">
            <text:p text:style-name="P26">Webmail</text:p>
          </table:table-cell>
        </table:table-row>
      </table:table>
      <text:p text:style-name="P31"/>
      <text:p text:style-name="P31"/>
      <text:list text:continue-numbering="true" text:style-name="L1">
        <text:list-item>
          <text:p text:style-name="P36"><text:span text:style-name="Strong_20_Emphasis"><text:span text:style-name="T85">Linux </text:span></text:span><text:span text:style-name="Strong_20_Emphasis"><text:span text:style-name="T86">installeren</text:span></text:span></text:p>
        </text:list-item>
      </text:list>
      <text:p text:style-name="P37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9">☐</text:span></text:span></text:p>
          </table:table-cell>
          <table:table-cell table:style-name="_32_._5f_Ubuntu_5f_installeren.A1" office:value-type="string">
            <text:p text:style-name="P38"><text:span text:style-name="T24">Installeer </text:span><text:span text:style-name="T87">Linux </text:span><text:span text:style-name="T24">volgens de </text:span><text:span text:style-name="Strong_20_Emphasis"><text:span text:style-name="T88">Checklist</text:span></text:span><text:span text:style-name="Strong_20_Emphasis"><text:span text:style-name="T89"> i</text:span></text:span><text:span text:style-name="Strong_20_Emphasis"><text:span text:style-name="T90">nstallatie</text:span></text:span><text:span text:style-name="T91"><text:note text:id="ftn4" text:note-class="footnote"><text:note-citation>1</text:note-citation><text:note-body><text:p text:style-name="P39">Checklist installatie is te vinden op <text:a xlink:type="simple" xlink:href="https://karelzimmer.nl/" text:style-name="Internet_20_link" text:visited-style-name="Visited_20_Internet_20_Link"><text:span text:style-name="T92">karelzimmer.nl</text:span></text:a><text:span text:style-name="T93">, onder </text:span><text:span text:style-name="Sterk_20_accent_20_voetnoot"><text:span text:style-name="T94">Linux</text:span></text:span><text:span text:style-name="T93">.</text:span></text:p></text:note-body></text:note></text:span><text:span text:style-name="T91">.</text:span></text:p>
          </table:table-cell>
        </table:table-row>
      </table:table>
      <text:p text:style-name="P40"><text:span text:style-name="Strong_20_Emphasis"><text:span text:style-name="T95"><text:tab/></text:span></text:span></text:p>
      <text:list text:continue-numbering="true" text:style-name="L1">
        <text:list-item>
          <text:p text:style-name="P41"><text:soft-page-break/><text:span text:style-name="Strong_20_Emphasis"><text:span text:style-name="T96">Back-up </text:span></text:span><text:span text:style-name="Strong_20_Emphasis"><text:span text:style-name="T97">t</text:span></text:span><text:span text:style-name="Strong_20_Emphasis"><text:span text:style-name="T96">erugzetten</text:span></text:span><text:span text:style-name="Emphasis"><text:span text:style-name="T98"> (</text:span></text:span><text:span text:style-name="Emphasis"><text:span text:style-name="T99">op</text:span></text:span><text:span text:style-name="Emphasis"><text:span text:style-name="T98"> </text:span></text:span><text:span text:style-name="Emphasis"><text:span text:style-name="T100">Linux</text:span></text:span><text:span text:style-name="Emphasis"><text:span text:style-name="T98">)</text:span></text:span><text:span text:style-name="Strong_20_Emphasis"><text:span text:style-name="T101"><text:line-break/></text:span></text:span></text:p>
          <text:p text:style-name="P42"><text:span text:style-name="Emphasis">De handelingen in dit hoofdstuk dienen per gebruiker te worden uitgevoerd.</text:span></text:p>
          <text:p text:style-name="P42"><text:span text:style-name="Emphasis"/></text:p>
          <text:p text:style-name="P43">Gebr. 1-4</text:p>
        </text:list-item>
      </text:list>
      <text:p text:style-name="P44"><text:span text:style-name="T95"><text:tab/></text:span><text:span text:style-name="Strong_20_Emphasis"><text:span text:style-name="T102">☐ ☐ ☐ ☐</text:span></text:span><text:span text:style-name="T103"><text:tab/></text:span><text:span text:style-name="T104">Zorg dat er geen </text:span><text:span text:style-name="T105">Internetverbinding </text:span><text:span text:style-name="T104">is, zodat er geen nieuwe </text:span><text:span text:style-name="T106">e-</text:span><text:span text:style-name="T104">mails </text:span><text:span text:style-name="T107">kunnen </text:span><text:span text:style-name="T106">binnen</text:span><text:span text:style-name="T104">komen.</text:span></text:p>
      <text:p text:style-name="P45"><text:span text:style-name="T108"><text:tab/></text:span><text:span text:style-name="Strong_20_Emphasis"><text:span text:style-name="T31">☐ ☐ ☐ ☐<text:tab/></text:span></text:span><text:span text:style-name="T101">Koppel de externe harddisk aan.</text:span></text:p>
      <text:p text:style-name="P46"><text:span text:style-name="T108"><text:tab/></text:span><text:span text:style-name="Strong_20_Emphasis"><text:span text:style-name="T31">☐ ☐ ☐ ☐</text:span></text:span><text:span text:style-name="T109"><text:tab/></text:span><text:span text:style-name="T101">Kopieer </text:span><text:span text:style-name="T110">Mijn documenten, </text:span><text:span text:style-name="T111">etc</text:span><text:span text:style-name="T101">.</text:span></text:p>
      <text:p text:style-name="P45"><text:span text:style-name="T108"><text:tab/></text:span><text:span text:style-name="Strong_20_Emphasis"><text:span text:style-name="T31">☐ ☐ ☐ ☐</text:span></text:span><text:span text:style-name="T108"><text:tab/></text:span><text:span text:style-name="T112">Kopieer browser</text:span><text:span text:style-name="T113">-app </text:span><text:span text:style-name="T112">profielbestanden</text:span><text:span text:style-name="T114"><text:note text:id="ftn5" text:note-class="footnote"><text:note-citation>1</text:note-citation><text:note-body><text:p text:style-name="P47">Zie <text:span text:style-name="T115">d</text:span>e tabel “Browser-app migratie van Windows naar Linux” op het vo<text:span text:style-name="T116">rige</text:span> blad.</text:p></text:note-body></text:note></text:span><text:span text:style-name="T117">.</text:span></text:p>
      <text:p text:style-name="P45"><text:span text:style-name="T108"><text:tab/></text:span><text:span text:style-name="Strong_20_Emphasis"><text:span text:style-name="T31">☐ ☐ ☐ ☐</text:span></text:span><text:span text:style-name="T108"><text:tab/></text:span><text:span text:style-name="T112">Kopieer </text:span><text:span text:style-name="T118">mail</text:span><text:span text:style-name="T113">-app </text:span><text:span text:style-name="T112">profielbestanden</text:span><text:span text:style-name="T114"><text:note text:id="ftn6" text:note-class="footnote"><text:note-citation>2</text:note-citation><text:note-body><text:p text:style-name="P47">Zie de tabel “<text:span text:style-name="T116">Mai</text:span><text:span text:style-name="T69">l</text:span>-app migratie van Windows naar Linux” op het vo<text:span text:style-name="T116">rige</text:span> blad.</text:p></text:note-body></text:note></text:span><text:span text:style-name="T114">.</text:span></text:p>
      <text:p text:style-name="P45"><text:span text:style-name="T108"><text:tab/></text:span><text:span text:style-name="Strong_20_Emphasis"><text:span text:style-name="T31">☐ ☐ ☐ ☐</text:span></text:span><text:span text:style-name="T108"><text:tab/></text:span><text:span text:style-name="T119">Verwijder overbodige Windows-bestanden via </text:span><text:span text:style-name="Strong_20_Emphasis"><text:span text:style-name="T120">Terminalvenster</text:span></text:span><text:span text:style-name="T121"> </text:span><text:span text:style-name="T122">en de volgende opdrachtregel:<text:line-break/></text:span></text:p>
      <text:list text:continue-numbering="true" text:style-name="L1">
        <text:list-header>
          <text:p text:style-name="P48"><text:span text:style-name="User_20_Entry"><text:span text:style-name="T123">f</text:span></text:span><text:span text:style-name="User_20_Entry"><text:span text:style-name="T124">ind </text:span></text:span><text:span text:style-name="User_20_Entry"><text:span text:style-name="T123">$HOME</text:span></text:span><text:span text:style-name="User_20_Entry"><text:span text:style-name="T124"> -type f -</text:span></text:span><text:span text:style-name="User_20_Entry"><text:span text:style-name="T125">i</text:span></text:span><text:span text:style-name="User_20_Entry"><text:span text:style-name="T124">name </text:span></text:span><text:span text:style-name="User_20_Entry"><text:span text:style-name="T126">d</text:span></text:span><text:span text:style-name="User_20_Entry"><text:span text:style-name="T124">esktop.ini -</text:span></text:span><text:span text:style-name="User_20_Entry"><text:span text:style-name="T127">d</text:span></text:span><text:span text:style-name="User_20_Entry"><text:span text:style-name="T128">e</text:span></text:span><text:span text:style-name="User_20_Entry"><text:span text:style-name="T127">lete </text:span></text:span><text:span text:style-name="User_20_Entry"><text:span text:style-name="T129">-or </text:span></text:span><text:span text:style-name="User_20_Entry"><text:span text:style-name="T124">-type f -</text:span></text:span><text:span text:style-name="User_20_Entry"><text:span text:style-name="T130">i</text:span></text:span><text:span text:style-name="User_20_Entry"><text:span text:style-name="T124">name </text:span></text:span><text:span text:style-name="User_20_Entry"><text:span text:style-name="T130">t</text:span></text:span><text:span text:style-name="User_20_Entry"><text:span text:style-name="T124">humbs.db -</text:span></text:span><text:span text:style-name="User_20_Entry"><text:span text:style-name="T127">delete -</text:span></text:span><text:span text:style-name="User_20_Entry"><text:span text:style-name="T129">or </text:span></text:span><text:span text:style-name="User_20_Entry"><text:span text:style-name="T124">-type f -name '*.</text:span></text:span><text:span text:style-name="User_20_Entry"><text:span text:style-name="T131">lnk'</text:span></text:span><text:span text:style-name="User_20_Entry"><text:span text:style-name="T132"> -delete -or </text:span></text:span><text:span text:style-name="User_20_Entry"><text:span text:style-name="T124">-type f -</text:span></text:span><text:span text:style-name="User_20_Entry"><text:span text:style-name="T125">i</text:span></text:span><text:span text:style-name="User_20_Entry"><text:span text:style-name="T124">name '*.</text:span></text:span><text:span text:style-name="User_20_Entry"><text:span text:style-name="T133">exe'</text:span></text:span><text:span text:style-name="User_20_Entry"><text:span text:style-name="T124"> -</text:span></text:span><text:span text:style-name="User_20_Entry"><text:span text:style-name="T127">delete -</text:span></text:span><text:span text:style-name="User_20_Entry"><text:span text:style-name="T132">or </text:span></text:span><text:span text:style-name="User_20_Entry"><text:span text:style-name="T124">-type f -</text:span></text:span><text:span text:style-name="User_20_Entry"><text:span text:style-name="T130">name '~*' -delete</text:span></text:span><text:span text:style-name="User_20_Entry"><text:span text:style-name="T134"><text:line-break/></text:span></text:span></text:p>
        </text:list-header>
      </text:list>
      <text:p text:style-name="P49"><text:span text:style-name="Strong_20_Emphasis"><text:tab/></text:span><text:span text:style-name="Strong_20_Emphasis"><text:span text:style-name="T135">Gebr. 1-4</text:span></text:span></text:p>
      <text:p text:style-name="P45"><text:span text:style-name="Strong_20_Emphasis"><text:span text:style-name="T136"><text:tab/></text:span></text:span><text:span text:style-name="Strong_20_Emphasis"><text:span text:style-name="T31">☐ ☐ ☐ ☐</text:span></text:span><text:span text:style-name="Strong_20_Emphasis"><text:span text:style-name="T109"><text:tab/></text:span></text:span><text:span text:style-name="T101">Maak verbinding met het Internet, zodat er </text:span><text:span text:style-name="T137">weer</text:span><text:span text:style-name="T101"> nieuwe </text:span><text:span text:style-name="T138">e-</text:span><text:span text:style-name="T101">mails</text:span><text:span text:style-name="T139"> </text:span><text:span text:style-name="T138">binnen</text:span><text:span text:style-name="T101"> </text:span><text:span text:style-name="T139">kunnen </text:span><text:span text:style-name="T101">komen.</text:span></text:p>
      <text:list text:style-name="L2">
        <text:list-header>
          <text:p text:style-name="P50"><text:span text:style-name="T108"><text:tab/></text:span><text:span text:style-name="Strong_20_Emphasis"><text:span text:style-name="T31">☐ ☐ ☐ ☐</text:span></text:span><text:span text:style-name="T108"><text:tab/></text:span><text:span text:style-name="T140">Start de browser-app en c</text:span><text:span text:style-name="T141">ontroleer de werking</text:span><text:span text:style-name="T114">.</text:span></text:p>
          <text:p text:style-name="P51"><text:span text:style-name="T108"><text:tab/></text:span><text:span text:style-name="Strong_20_Emphasis"><text:span text:style-name="T31">☐ ☐ ☐ ☐</text:span></text:span><text:span text:style-name="T108"><text:tab/></text:span><text:span text:style-name="T140">Start de mail-app en c</text:span><text:span text:style-name="T141">ontroleer de werking</text:span><text:span text:style-name="T114">.</text:span></text:p>
          <text:p text:style-name="P50"><text:span text:style-name="T108"/></text:p>
          <text:p text:style-name="P52"><text:span text:style-name="T142"><text:line-break/><text:tab/></text:span><text:span text:style-name="T143">E</text:span><text:span text:style-name="T144">inde c</text:span><text:span text:style-name="T145">hecklist, </text:span><text:span text:style-name="T146">het overzetten</text:span><text:span text:style-name="T147"> </text:span><text:span text:style-name="T148">is </text:span><text:span text:style-name="T147">voltooid.</text:span></text:p>
        </text:list-header>
      </text:list>
      <text:p text:style-name="P53"/>
      <text:list text:continue-numbering="true" text:style-name="L2">
        <text:list-item>
          <text:list>
            <text:list-header>
              <text:p text:style-name="P54"><text:span text:style-name="T149">Geschreven door </text:span><text:a xlink:type="simple" xlink:href="mailto:info@karelzimmer.nl?subject=Checklist%20installatie%20Linux" text:style-name="Internet_20_link" text:visited-style-name="Visited_20_Internet_20_Link"><text:span text:style-name="T150">Karel Zimmer</text:span></text:a><text:span text:style-name="T151">.</text:span></text:p>
              <text:p text:style-name="P55"><text:span text:style-name="T152">Licentie </text:span><text:span text:style-name="T151">C</text:span><text:span text:style-name="T153">C0</text:span><text:span text:style-name="T151"> 1.0 </text:span><text:span text:style-name="T154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54"><text:s/></text:span><text:span text:style-name="T154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5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6">Gebr.#</text:p>
            <text:p text:style-name="P57"/>
          </table:table-cell>
          <table:table-cell table:style-name="Tabel1.A1" table:number-rows-spanned="2" office:value-type="string">
            <text:p text:style-name="P58">Gebruiker</text:p>
            <text:p text:style-name="P59">(bijv. Jan <text:span text:style-name="T155">Jansen</text:span>)</text:p>
          </table:table-cell>
          <table:table-cell table:style-name="Tabel1.A1" table:number-rows-spanned="2" office:value-type="string">
            <text:p text:style-name="P58">Gebruikersnaam</text:p>
            <text:p text:style-name="P59">(bijv. jan)</text:p>
          </table:table-cell>
          <table:table-cell table:style-name="Tabel1.D1" table:number-rows-spanned="2" office:value-type="string">
            <text:p text:style-name="P60">Wachtwoord</text:p>
            <text:p text:style-name="P61"/>
          </table:table-cell>
          <table:table-cell table:style-name="Tabel1.E1" office:value-type="string">
            <text:p text:style-name="P62"/>
          </table:table-cell>
          <table:table-cell table:style-name="Tabel1.F1" office:value-type="string">
            <text:p text:style-name="P63">BIOS-wachtwoord</text:p>
          </table:table-cell>
          <table:table-cell table:style-name="Tabel1.G1" office:value-type="string">
            <text:p text:style-name="P64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5">Wifi-netwerknaam</text:p>
          </table:table-cell>
          <table:table-cell table:style-name="Tabel1.G2" office:value-type="string">
            <text:p text:style-name="P64"/>
          </table:table-cell>
        </table:table-row>
        <table:table-row table:style-name="Tabel1.3">
          <table:table-cell table:style-name="Tabel1.A3" office:value-type="string">
            <text:p text:style-name="P66">1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7">Netwerksleutel</text:p>
          </table:table-cell>
          <table:table-cell table:style-name="Tabel1.G2" office:value-type="string">
            <text:p text:style-name="P64"/>
          </table:table-cell>
        </table:table-row>
        <table:table-row table:style-name="Tabel1.4">
          <table:table-cell table:style-name="Tabel1.A3" office:value-type="string">
            <text:p text:style-name="P66">2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8">Router IP#</text:p>
          </table:table-cell>
          <table:table-cell table:style-name="Tabel1.G2" office:value-type="string">
            <text:p text:style-name="P64"/>
          </table:table-cell>
        </table:table-row>
        <table:table-row table:style-name="Tabel1.5">
          <table:table-cell table:style-name="Tabel1.A3" office:value-type="string">
            <text:p text:style-name="P69">3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68">Router gebr.nm/ww</text:p>
          </table:table-cell>
          <table:table-cell table:style-name="Tabel1.G2" office:value-type="string">
            <text:p text:style-name="P64"/>
          </table:table-cell>
        </table:table-row>
        <table:table-row table:style-name="Tabel1.6">
          <table:table-cell table:style-name="Tabel1.A3" office:value-type="string">
            <text:p text:style-name="P69">4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4"/>
          </table:table-cell>
          <table:table-cell table:style-name="Tabel1.D3" office:value-type="string">
            <text:p text:style-name="P64"/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70">TeamViewer ID</text:p>
          </table:table-cell>
          <table:table-cell table:style-name="Tabel1.G2" office:value-type="string">
            <text:p text:style-name="P64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71">Gebr.<text:span text:style-name="T156">#</text:span></text:p>
          </table:table-cell>
          <table:table-cell table:style-name="Tabel2.A1" office:value-type="string">
            <text:p text:style-name="P72">E-mailnaam</text:p>
          </table:table-cell>
          <table:table-cell table:style-name="Tabel2.A1" office:value-type="string">
            <text:p text:style-name="P72">E-mailadres</text:p>
          </table:table-cell>
          <table:table-cell table:style-name="Tabel2.A1" office:value-type="string">
            <text:p text:style-name="P73">Gebruikersnaam</text:p>
          </table:table-cell>
          <table:table-cell table:style-name="Tabel2.A1" office:value-type="string">
            <text:p text:style-name="P74">Wachtwoord</text:p>
          </table:table-cell>
          <table:table-cell table:style-name="Tabel2.A1" office:value-type="string">
            <text:p text:style-name="P74"><text:span text:style-name="T157">Inkomende</text:span><text:span text:style-name="T158"> </text:span>mailserver</text:p>
          </table:table-cell>
          <table:table-cell table:style-name="Tabel2.G1" office:value-type="string">
            <text:p text:style-name="P75"><text:span text:style-name="T158">Uitgaande </text:span>mailserver</text:p>
          </table:table-cell>
        </table:table-row>
        <table:table-row table:style-name="Tabel2.2">
          <table:table-cell table:style-name="Tabel2.A2" office:value-type="string">
            <text:p text:style-name="P76"/>
          </table:table-cell>
          <table:table-cell table:style-name="Tabel2.A2" office:value-type="string">
            <text:p text:style-name="P77"/>
          </table:table-cell>
          <table:table-cell table:style-name="Tabel2.A2" office:value-type="string">
            <text:p text:style-name="P78"/>
          </table:table-cell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79"/>
          </table:table-cell>
          <table:table-cell table:style-name="Tabel2.G2" office:value-type="string">
            <text:p text:style-name="P79"/>
          </table:table-cell>
        </table:table-row>
        <table:table-row table:style-name="Tabel2.3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  <table:table-row table:style-name="Tabel2.4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  <table:table-row table:style-name="Tabel2.5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  <table:table-row table:style-name="Tabel2.5">
          <table:table-cell table:style-name="Tabel2.A3" office:value-type="string">
            <text:p text:style-name="P76"/>
          </table:table-cell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79"/>
          </table:table-cell>
          <table:table-cell table:style-name="Tabel2.G3" office:value-type="string">
            <text:p text:style-name="P79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04T10:34:35.958688510">04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04T10:34:35.959805608">04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10:34:35.895213067</dc:date>
    <meta:print-date>2014-01-05T10:21:33.960023988</meta:print-date>
    <meta:keyword>Installatie</meta:keyword>
    <meta:keyword>Checklist</meta:keyword>
    <meta:keyword>Linux</meta:keyword>
    <meta:editing-cycles>2556</meta:editing-cycles>
    <meta:editing-duration>P5DT7H58M37S</meta:editing-duration>
    <meta:printed-by>Karel Zimmer</meta:printed-by>
    <dc:creator>Karel Zimmer</dc:creator>
    <meta:document-statistic meta:table-count="8" meta:image-count="2" meta:object-count="0" meta:page-count="4" meta:paragraph-count="93" meta:word-count="519" meta:character-count="4130" meta:non-whitespace-character-count="3611"/>
    <meta:user-defined meta:name="Info 1"/>
    <meta:user-defined meta:name="Info 2"/>
    <meta:user-defined meta:name="Info 3"/>
    <meta:user-defined meta:name="Info 4"/>
  </office:meta>
</office:document-meta>
</file>